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T<text:span text:style-name="T4">axas</text:span></text:p>
      <text:p text:style-name="P6"/>
      <text:p text:style-name="P4"/>
      <text:p text:style-name="P7"/>
      <text:p text:style-name="P7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  <table:table-row>
          <table:table-cell table:style-name="Tabela1.A2" office:value-type="string">
            <text:p text:style-name="P14">0.4</text:p>
          </table:table-cell>
          <table:table-cell table:style-name="Tabela1.A2" office:value-type="string">
            <text:p text:style-name="P14">30/06/2206</text:p>
          </table:table-cell>
          <table:table-cell table:style-name="Tabela1.A2" office:value-type="string">
            <text:p text:style-name="P14">A5 (Gerente) e A10</text:p>
          </table:table-cell>
          <table:table-cell table:style-name="Tabela1.D2" office:value-type="string">
            <text:p text:style-name="P14">- Refinamento do requisito com ênfase na semântica;</text:p>
            <text:p text:style-name="P14">- Verificar regras de negócios correspondentes com os casos de uso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6">A manutenção de Taxa irá incluir, alterar e mudar o status de taxas, além de manter informações de todo o histórico das taxas (período inicial de vigência e seu respectivo valor). O órgão que será responsável pela manutenção dessas taxas na UFG é a PROAD. As taxas poderão estar disponíveis para a comunidade acadêmica e a sociedade caso queiram verificar valores destas.</text:p>
      <text:p text:style-name="P17"/>
      <text:p text:style-name="P18">1 – Caso de Uso M.T.1 - <text:span text:style-name="T8">Cadastrar Tax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aso de uso:</text:p>
          </table:table-cell>
          <table:table-cell table:style-name="Table4.B1" office:value-type="string">
            <text:p text:style-name="P20">Cadastrar Taxa</text:p>
          </table:table-cell>
        </table:table-row>
        <table:table-row>
          <table:table-cell table:style-name="Table4.A2" office:value-type="string">
            <text:p text:style-name="P21">ID:</text:p>
          </table:table-cell>
          <table:table-cell table:style-name="Table4.B2" office:value-type="string">
            <text:p text:style-name="P22">M.T.1</text:p>
          </table:table-cell>
        </table:table-row>
        <table:table-row>
          <table:table-cell table:style-name="Table4.A2" office:value-type="string">
            <text:p text:style-name="P23">Propósito:</text:p>
          </table:table-cell>
          <table:table-cell table:style-name="Table4.B2" office:value-type="string">
            <text:p text:style-name="P24">Este caso de uso tem como função cadastrar uma taxa.</text:p>
          </table:table-cell>
        </table:table-row>
        <table:table-row>
          <table:table-cell table:style-name="Table4.A2" office:value-type="string">
            <text:p text:style-name="P21">Descrição:</text:p>
          </table:table-cell>
          <table:table-cell table:style-name="Table4.B2" office:value-type="string">
            <text:p text:style-name="P25">Este caso de uso deverá permitir a inclusão de taxa, com seu respectivo valor, status, e data de vigência. O órgão responsável pelo cadastros da taxa é o PROAD.</text:p>
          </table:table-cell>
        </table:table-row>
        <table:table-row>
          <table:table-cell table:style-name="Table4.A2" office:value-type="string">
            <text:p text:style-name="P21">Ator(es):</text:p>
          </table:table-cell>
          <table:table-cell table:style-name="Table4.B2" office:value-type="string">
            <text:p text:style-name="P26">PROAD</text:p>
          </table:table-cell>
        </table:table-row>
        <table:table-row>
          <table:table-cell table:style-name="Table4.A2" office:value-type="string">
            <text:p text:style-name="P21">Fluxo Principal:</text:p>
          </table:table-cell>
          <table:table-cell table:style-name="Table4.B2" office:value-type="string">
            <text:p text:style-name="P27">01 <text:s/>PROAD preenche as informações necessárias para a inclusão de uma Taxa;</text:p>
            <text:p text:style-name="P27">02 <text:s/>PROAD requisita a confirmação da operação;</text:p>
            <text:p text:style-name="P28">03 <text:s/>Sistema confirma a operação após cadastrar a taxa.</text:p>
          </table:table-cell>
        </table:table-row>
        <table:table-row>
          <table:table-cell table:style-name="Table4.A2" office:value-type="string">
            <text:p text:style-name="P21">Fluxo Alternativo:</text:p>
          </table:table-cell>
          <table:table-cell table:style-name="Table4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4.B2" office:value-type="string">
                  <text:p text:style-name="P31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1">Prioridade:</text:p>
          </table:table-cell>
          <table:table-cell table:style-name="Table4.B2" office:value-type="string">
            <text:p text:style-name="P21">Média</text:p>
          </table:table-cell>
        </table:table-row>
      </table:table>
      <text:p text:style-name="P32"/>
      <text:p text:style-name="P18">2 – Caso de Uso M.T.2 - <text:span text:style-name="T8">Alterar Taxa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9">Caso de uso:</text:p>
          </table:table-cell>
          <table:table-cell table:style-name="Tabela2.B1" office:value-type="string">
            <text:p text:style-name="P20">Alterar Taxa</text:p>
          </table:table-cell>
        </table:table-row>
        <table:table-row>
          <table:table-cell table:style-name="Tabela2.A2" office:value-type="string">
            <text:p text:style-name="P21">ID:</text:p>
          </table:table-cell>
          <table:table-cell table:style-name="Tabela2.B2" office:value-type="string">
            <text:p text:style-name="P22">M.T.2</text:p>
          </table:table-cell>
        </table:table-row>
        <table:table-row>
          <table:table-cell table:style-name="Tabela2.A2" office:value-type="string">
            <text:p text:style-name="P23">Propósito:</text:p>
          </table:table-cell>
          <table:table-cell table:style-name="Tabela2.B2" office:value-type="string">
            <text:p text:style-name="P24">Este caso de uso tem como função, alterar dados de uma taxa.</text:p>
          </table:table-cell>
        </table:table-row>
        <table:table-row>
          <table:table-cell table:style-name="Tabela2.A2" office:value-type="string">
            <text:p text:style-name="P21">Descrição:</text:p>
          </table:table-cell>
          <table:table-cell table:style-name="Tabela2.B2" office:value-type="string">
            <text:p text:style-name="P25">Este caso de uso permite a alteração de qualquer taxa cadastrada. A Taxa é alterada somente pelo PROAD.</text:p>
          </table:table-cell>
        </table:table-row>
        <table:table-row>
          <table:table-cell table:style-name="Tabela2.A2" office:value-type="string">
            <text:p text:style-name="P21">Ator(es):</text:p>
          </table:table-cell>
          <table:table-cell table:style-name="Tabela2.B2" office:value-type="string">
            <text:p text:style-name="P26">PROAD</text:p>
          </table:table-cell>
        </table:table-row>
        <table:table-row>
          <table:table-cell table:style-name="Tabela2.A2" office:value-type="string">
            <text:p text:style-name="P21">Fluxo Principal:</text:p>
          </table:table-cell>
          <table:table-cell table:style-name="Tabela2.B2" office:value-type="string">
            <text:p text:style-name="P27">01 <text:s/>PROAD preenche as informações para selecionar taxa;</text:p>
            <text:p text:style-name="P27">02 <text:s/>PROAD solicita ao sistema pesquisar taxa;</text:p>
            <text:p text:style-name="P27">02 <text:s/>Sistema disponibiliza a(s) taxas de acordo com as informações;</text:p>
            <text:p text:style-name="P27">03 <text:s/>PROAD seleciona uma taxa;</text:p>
            <text:p text:style-name="P27">04 <text:s/>Sistema retorna os dados da taxa selecionada;</text:p>
            <text:p text:style-name="P27">05 <text:s/>PROD faz as alteração da taxa;</text:p>
            <text:p text:style-name="P27">06 <text:s/>PROAD requisita a confirmação da operação;</text:p>
            <text:p text:style-name="P28">07 <text:s/>Sistema confirma a operação, alterando a taxa;</text:p>
          </table:table-cell>
        </table:table-row>
        <table:table-row>
          <table:table-cell table:style-name="Tabela2.A2" office:value-type="string">
            <text:p text:style-name="P21">Fluxo Alternativo:</text:p>
          </table:table-cell>
          <table:table-cell table:style-name="Tabela2.B2" office:value-type="string">
            <text:p text:style-name="P29">No item 02, o sistema valida as informações para consultar a taxa, caso estejam inconsistentes e/ou campos obrigatórios não preenchidos, retornar mensagem e voltar ao 01;</text:p>
            <text:p text:style-name="P29">No item 03, o sistema exibe mensagem caso não encontre a taxa informada pelo PROAD;</text:p>
            <text:p text:style-name="P29">No item 06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31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21">Prioridade:</text:p>
          </table:table-cell>
          <table:table-cell table:style-name="Tabela2.B2" office:value-type="string">
            <text:p text:style-name="P21">Baixa</text:p>
          </table:table-cell>
        </table:table-row>
      </table:table>
      <text:p text:style-name="P32"/>
      <text:p text:style-name="P18">3 – Caso de Uso M.T.3 - <text:span text:style-name="T8">Consultar Estatística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aso de uso:</text:p>
          </table:table-cell>
          <table:table-cell table:style-name="Table2.B1" office:value-type="string">
            <text:p text:style-name="P20">Consultar Estatísticas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M.T.3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4">Este caso de uso tem como função, consultar estatísticas de uma taxa.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25">Este caso de uso permite que um Usuário requisita informações sobre um conjunto de taxas, num determinado período. Dentre as informações que o sistema fornecerá estão: preço médio de uma taxa ao longo de um período; maior valor e menor valor de um conjunto de taxas; preço médio das taxas selecionadas; evolução das taxas.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26">Aluno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27">01 <text:s/>Aluno <text:s/>preenche as informações para selecionar uma ou várias taxa(s);</text:p>
            <text:p text:style-name="P27">02 <text:s/>Aluno <text:s/>solicita ao sistema pesquisar taxa(s);</text:p>
            <text:p text:style-name="P27">03 Sistema disponibiliza a(s) taxa(s) de acordo com as informações com suas respectivas estatísticas;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33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31">Não Funcionais: NF 01, <text:span text:style-name="T9">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Baixa</text:p>
          </table:table-cell>
        </table:table-row>
      </table:table>
      <text:p text:style-name="P32"/>
      <text:p text:style-name="P18">4 – Caso de Uso M.T.4 - <text:span text:style-name="T8">Cadastrar Interessado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Caso de uso:</text:p>
          </table:table-cell>
          <table:table-cell table:style-name="Table3.B1" office:value-type="string">
            <text:p text:style-name="P20">Cadastrar Interessados</text:p>
          </table:table-cell>
        </table:table-row>
        <table:table-row>
          <table:table-cell table:style-name="Table3.A2" office:value-type="string">
            <text:p text:style-name="P21">ID:</text:p>
          </table:table-cell>
          <table:table-cell table:style-name="Table3.B2" office:value-type="string">
            <text:p text:style-name="P22">M.T.4</text:p>
          </table:table-cell>
        </table:table-row>
        <table:table-row>
          <table:table-cell table:style-name="Table3.A2" office:value-type="string">
            <text:p text:style-name="P23">Propósito:</text:p>
          </table:table-cell>
          <table:table-cell table:style-name="Table3.B2" office:value-type="string">
            <text:p text:style-name="P24">Cadastrar correspondências eletrônicas para os quais serão enviadas informações pertinentes a mudanças em taxas.</text:p>
          </table:table-cell>
        </table:table-row>
        <table:table-row>
          <table:table-cell table:style-name="Table3.A2" office:value-type="string">
            <text:p text:style-name="P21">Descrição:</text:p>
          </table:table-cell>
          <table:table-cell table:style-name="Table3.B2" office:value-type="string">
            <text:p text:style-name="P25">Este caso de uso permite cadastrar no sistema o interessado em receber informações por correspondência eletrônica sobre qualquer alteração nas taxas.</text:p>
          </table:table-cell>
        </table:table-row>
        <table:table-row>
          <table:table-cell table:style-name="Table3.A2" office:value-type="string">
            <text:p text:style-name="P21">Ator(es):</text:p>
          </table:table-cell>
          <table:table-cell table:style-name="Table3.B2" office:value-type="string">
            <text:p text:style-name="P26">PROAD</text:p>
          </table:table-cell>
        </table:table-row>
        <table:table-row>
          <table:table-cell table:style-name="Table3.A2" office:value-type="string">
            <text:p text:style-name="P21">Fluxo Principal:</text:p>
          </table:table-cell>
          <table:table-cell table:style-name="Table3.B2" office:value-type="string">
            <text:p text:style-name="P27">01 <text:s/>PROAD informa os dados para selecionar um usuário;</text:p>
            <text:p text:style-name="P27">02 <text:s/>PROAD solicita ao sistema consulta das informações para selecionar um usuário;</text:p>
            <text:p text:style-name="P27">03 <text:s/>Sistema retorna os usuários de acordo com as informações;</text:p>
            <text:p text:style-name="P27">04 <text:s/>PROAD seleciona o usuário que deseja;</text:p>
            <text:p text:style-name="P27">05 <text:s/>Sistema retorna o usuário selecionado;</text:p>
            <text:p text:style-name="P27">06 PROAD preenche as informações necessários para que usuário receba as informações sobre as taxas;</text:p>
            <text:p text:style-name="P27">07 <text:s/>PROAD solicita ao sistema confirmação da operação de inclusão de interessado;</text:p>
            <text:p text:style-name="P28">08 <text:s/>Sistema confirma a operação, cadastrando o interessado.</text:p>
          </table:table-cell>
        </table:table-row>
        <table:table-row>
          <table:table-cell table:style-name="Table3.A2" office:value-type="string">
            <text:p text:style-name="P21">Fluxo Alternativo:</text:p>
          </table:table-cell>
          <table:table-cell table:style-name="Table3.B2" office:value-type="string">
            <text:p text:style-name="P29">No item 02, o sistema retorna mensagem para que usuário preencha os campos obrigatórios de forma consistente;</text:p>
            <text:p text:style-name="P29">No item 03, o sistema exibe mensagem que não encontrou nenhum usuário com os dados informados;</text:p>
            <text:p text:style-name="P29">No item 07, o sistema retorna uma mensagem informando que usuário já foi cadastrado e finaliza o caso de uso;</text:p>
            <text:p text:style-name="P29">No item 07, o sistema retorna uma mensagem informando para que preencha os campos obrigatórios de forma consistente.</text:p>
          </table:table-cell>
        </table:table-row>
        <table:table-row>
          <table:table-cell table:style-name="Table3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31">Não Funcionais: NF01, NF 02, <text:span text:style-name="T9">NF 03, NF 04, NF 05, NF 06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1">Prioridade:</text:p>
          </table:table-cell>
          <table:table-cell table:style-name="Table3.B2" office:value-type="string">
            <text:p text:style-name="P21">Média</text:p>
          </table:table-cell>
        </table:table-row>
      </table:table>
      <text:p text:style-name="P32"/>
      <text:p text:style-name="P27"/>
      <text:p text:style-name="P27"/>
      <text:p text:style-name="P34"/>
      <text:p text:style-name="P35"/>
      <text:p text:style-name="P35"/>
      <text:p text:style-name="P35"/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Taxas</text:span></text:p>
            </table:table-cell>
            <table:table-cell table:style-name="Tabela10.B2" office:value-type="string">
              <text:p text:style-name="P8"><text:s text:c="2"/>Data: <text:s/>30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5</text:page-number></text:span><text:span text:style-name="T5"> </text:span><text:span text:style-name="T6">de </text:span><text:span text:style-name="T4"><text:page-count style:num-format="1"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5</text:page-number></text:span><text:span text:style-name="T9"> de </text:span><text:span text:style-name="T8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Documento Visão</dc:title>
    <dc:subject>Projeto Escola</dc:subject>
    <meta:initial-creator>Fábio Nogueira de Lucena</meta:initial-creator>
    <meta:creation-date>2004-04-30T18:17:00</meta:creation-date>
    <dc:date>2006-08-02T10:27:15</dc:date>
    <meta:print-date>2003-09-02T15:56:00</meta:print-date>
    <dc:language>pt-BR</dc:language>
    <meta:editing-cycles>90</meta:editing-cycles>
    <meta:editing-duration>PT5H12M22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7" meta:paragraph-count="155" meta:word-count="1015" meta:character-count="6235"/>
  </office:meta>
</office:document-meta>
</file>